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1a44" officeooo:paragraph-rsid="000b1a44"/>
    </style:style>
    <style:style style:name="P2" style:family="paragraph" style:parent-style-name="Standard">
      <style:paragraph-properties fo:text-align="justify" style:justify-single-word="false"/>
      <style:text-properties officeooo:rsid="000b1a44" officeooo:paragraph-rsid="000b1a44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rsid="000b1a44" officeooo:paragraph-rsid="000b1a44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b1a44" officeooo:paragraph-rsid="000b1a44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b1a44" officeooo:paragraph-rsid="000b1a44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b1a44" officeooo:paragraph-rsid="000b1a4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b1a4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1a44" style:font-style-asian="normal" style:font-style-complex="normal"/>
    </style:style>
    <style:style style:name="T4" style:family="text">
      <style:text-properties fo:font-style="normal" fo:font-weight="bold" officeooo:rsid="000b1a44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1a44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ssertation à préparer</text:p>
      <text:p text:style-name="P6">8 février</text:p>
      <text:p text:style-name="P1"/>
      <text:p text:style-name="P1"/>
      <text:p text:style-name="P2">Cette dissertation est à préparer à la maison. Vous préparerez un brouillon avec votre introduction complètement rédigée, et un plan détaillé (ne rédigez pas votre développement). Le 8 février, vous apporterez ce brouillon et vous aurez deux heures pour rédiger l’intégralité de votre dissertation.</text:p>
      <text:p text:style-name="P2"/>
      <text:p text:style-name="P2">Le sujet est le suivant : <text:span text:style-name="T8">« la technique libère-t-elle l’homme ? »</text:span></text:p>
      <text:p text:style-name="P2"/>
      <text:p text:style-name="P2">Pour réaliser votre développement, vous pourrez appuyer votre réflexion sur les documents suivants :</text:p>
      <text:p text:style-name="P3">- Le mythe de Prométhée, raconté dans le <text:span text:style-name="T1">Protagoras</text:span><text:span text:style-name="T2"> de Platon</text:span></text:p>
      <text:p text:style-name="P3"><text:span text:style-name="T2">- Le texte de Marx sur l’aliénation</text:span></text:p>
      <text:p text:style-name="P3"><text:span text:style-name="T2">- Le documentaire « Un homme presque parfait » de la série Infrarouge, vu en classe. Pour aller plus loin, vous pouvez vous documenter sur la notion de </text:span><text:span text:style-name="T1">transhumanisme</text:span><text:span text:style-name="T2">.</text:span></text:p>
      <text:p text:style-name="P3"><text:span text:style-name="T2">- N’hésitez pas à réfléchir à vos propres références !</text:span></text:p>
      <text:p text:style-name="P4"><text:span text:style-name="T2"/></text:p>
      <text:p text:style-name="P4"><text:span text:style-name="T7">Conseils :</text:span></text:p>
      <text:list xml:id="list779893572" text:style-name="L1">
        <text:list-item>
          <text:p text:style-name="P7"><text:span text:style-name="T3">Pour raisonner de façon rigoureuse, il faudra analyser avec préciser le concept de </text:span><text:span text:style-name="T4">liberté</text:span><text:span text:style-name="T6">, et faire attention à ses différents sens possibles. N’hésitez pas à retravailler le sens de ce concept tout au long de votre développement.</text:span></text:p>
        </text:list-item>
        <text:list-item>
          <text:p text:style-name="P5"><text:span text:style-name="T5">Revoyez bien la méthode et les corrigés, pour être sûr de faire quelque chose de rigoureux</text:span></text:p>
        </text:list-item>
        <text:list-item>
          <text:p text:style-name="P5"><text:span text:style-name="T5">N’oubliez pas qu’une dissertation doit correspondre à une sorte de long raisonnement. Pensez bien à construire une réflexion rigoureuse, qui avance et qui est intéressant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07:45:26.681000000</meta:creation-date>
    <dc:title>Page vierge</dc:title>
    <meta:generator>LibreOffice/7.2.5.2$Windows_X86_64 LibreOffice_project/499f9727c189e6ef3471021d6132d4c694f357e5</meta:generator>
    <meta:editing-duration>PT11M</meta:editing-duration>
    <meta:editing-cycles>2</meta:editing-cycles>
    <dc:date>2023-01-25T07:56:24.798000000</dc:date>
    <meta:document-statistic meta:table-count="0" meta:image-count="0" meta:object-count="0" meta:page-count="1" meta:paragraph-count="13" meta:word-count="216" meta:character-count="1319" meta:non-whitespace-character-count="1119"/>
    <meta:template xlink:type="simple" xlink:actuate="onRequest" xlink:title="Page vierge" xlink:href="../../../../../AppData/Roaming/LibreOffice/4/user/template/Page%20vierge1.ott" meta:date="2023-01-25T07:45:25.428000000"/>
  </office:meta>
</office:document-meta>
</file>